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43c7" officeooo:paragraph-rsid="001843c7"/>
    </style:style>
    <style:style style:name="P2" style:family="paragraph" style:parent-style-name="Standard">
      <style:text-properties fo:language="pt" fo:country="BR" officeooo:rsid="001843c7" officeooo:paragraph-rsid="001843c7"/>
    </style:style>
    <style:style style:name="P3" style:family="paragraph" style:parent-style-name="Standard">
      <style:text-properties fo:language="pt" fo:country="BR" officeooo:rsid="001dd381" officeooo:paragraph-rsid="001dd381"/>
    </style:style>
    <style:style style:name="P4" style:family="paragraph" style:parent-style-name="Standard">
      <style:text-properties fo:language="pt" fo:country="BR" officeooo:rsid="001f12d6" officeooo:paragraph-rsid="001f12d6"/>
    </style:style>
    <style:style style:name="P5" style:family="paragraph" style:parent-style-name="Standard">
      <style:paragraph-properties fo:text-align="center" style:justify-single-word="false"/>
      <style:text-properties fo:language="pt" fo:country="BR" fo:font-weight="bold" officeooo:rsid="001843c7" officeooo:paragraph-rsid="001843c7" style:font-weight-asian="bold" style:font-weight-complex="bold"/>
    </style:style>
    <style:style style:name="P6" style:family="paragraph" style:parent-style-name="Standard">
      <style:text-properties fo:language="pt" fo:country="BR" fo:font-weight="bold" officeooo:rsid="0020c9c9" officeooo:paragraph-rsid="0020c9c9" style:font-weight-asian="bold" style:font-weight-complex="bold"/>
    </style:style>
    <style:style style:name="P7" style:family="paragraph" style:parent-style-name="Standard">
      <style:text-properties fo:language="pt" fo:country="BR" fo:font-weight="bold" officeooo:rsid="0025c3cb" officeooo:paragraph-rsid="0025c3cb" style:font-weight-asian="bold" style:font-weight-complex="bold"/>
    </style:style>
    <style:style style:name="P8" style:family="paragraph" style:parent-style-name="Standard">
      <style:text-properties fo:language="pt" fo:country="BR" fo:font-weight="bold" officeooo:rsid="00229daf" officeooo:paragraph-rsid="00229daf" style:font-weight-asian="bold" style:font-weight-complex="bold"/>
    </style:style>
    <style:style style:name="P9" style:family="paragraph" style:parent-style-name="Standard">
      <style:text-properties fo:language="pt" fo:country="BR" fo:font-weight="bold" officeooo:rsid="00286d26" officeooo:paragraph-rsid="00286d26" style:font-weight-asian="bold" style:font-weight-complex="bold"/>
    </style:style>
    <style:style style:name="P10" style:family="paragraph" style:parent-style-name="Standard">
      <style:text-properties fo:language="pt" fo:country="BR" fo:font-weight="bold" officeooo:rsid="002ba8b2" officeooo:paragraph-rsid="002ba8b2" style:font-weight-asian="bold" style:font-weight-complex="bold"/>
    </style:style>
    <style:style style:name="P11" style:family="paragraph" style:parent-style-name="Standard">
      <style:text-properties fo:language="pt" fo:country="BR" fo:font-weight="bold" officeooo:rsid="002c6e78" officeooo:paragraph-rsid="002c6e78" style:font-weight-asian="bold" style:font-weight-complex="bold"/>
    </style:style>
    <style:style style:name="P12" style:family="paragraph" style:parent-style-name="Standard">
      <style:text-properties fo:language="pt" fo:country="BR" fo:font-weight="bold" officeooo:rsid="002f9768" officeooo:paragraph-rsid="002f9768" style:font-weight-asian="bold" style:font-weight-complex="bold"/>
    </style:style>
    <style:style style:name="P13" style:family="paragraph" style:parent-style-name="Standard">
      <style:text-properties fo:language="pt" fo:country="BR" fo:font-weight="bold" officeooo:rsid="0032b878" officeooo:paragraph-rsid="0032b878" style:font-weight-asian="bold" style:font-weight-complex="bold"/>
    </style:style>
    <style:style style:name="P14" style:family="paragraph" style:parent-style-name="Standard">
      <style:text-properties fo:language="pt" fo:country="BR" officeooo:rsid="0020c9c9" officeooo:paragraph-rsid="0020c9c9"/>
    </style:style>
    <style:style style:name="P15" style:family="paragraph" style:parent-style-name="Standard">
      <style:text-properties fo:language="pt" fo:country="BR" fo:font-weight="normal" officeooo:rsid="0020c9c9" officeooo:paragraph-rsid="0020c9c9" style:font-weight-asian="normal" style:font-weight-complex="normal"/>
    </style:style>
    <style:style style:name="P16" style:family="paragraph" style:parent-style-name="Standard">
      <style:text-properties fo:language="pt" fo:country="BR" fo:font-weight="normal" officeooo:rsid="002f9768" officeooo:paragraph-rsid="002f9768" style:font-weight-asian="normal" style:font-weight-complex="normal"/>
    </style:style>
    <style:style style:name="P17" style:family="paragraph" style:parent-style-name="Standard">
      <style:text-properties fo:language="pt" fo:country="BR" officeooo:rsid="00229daf" officeooo:paragraph-rsid="00229daf"/>
    </style:style>
    <style:style style:name="P18" style:family="paragraph" style:parent-style-name="Standard">
      <style:text-properties fo:language="pt" fo:country="BR" officeooo:rsid="00244053" officeooo:paragraph-rsid="00244053"/>
    </style:style>
    <style:style style:name="P19" style:family="paragraph" style:parent-style-name="Standard">
      <style:text-properties fo:language="pt" fo:country="BR" officeooo:rsid="00244053" officeooo:paragraph-rsid="00286d26"/>
    </style:style>
    <style:style style:name="P20" style:family="paragraph" style:parent-style-name="Standard">
      <style:text-properties fo:language="pt" fo:country="BR" officeooo:rsid="00244053" officeooo:paragraph-rsid="0029bd56"/>
    </style:style>
    <style:style style:name="P21" style:family="paragraph" style:parent-style-name="Standard">
      <style:text-properties fo:language="pt" fo:country="BR" officeooo:rsid="0025c3cb" officeooo:paragraph-rsid="0025c3cb"/>
    </style:style>
    <style:style style:name="P22" style:family="paragraph" style:parent-style-name="Standard">
      <style:text-properties fo:language="pt" fo:country="BR" officeooo:rsid="0029bd56" officeooo:paragraph-rsid="0029bd56"/>
    </style:style>
    <style:style style:name="P23" style:family="paragraph" style:parent-style-name="Standard">
      <style:text-properties fo:language="pt" fo:country="BR" officeooo:rsid="002ef9bb" officeooo:paragraph-rsid="002ef9bb"/>
    </style:style>
    <style:style style:name="P24" style:family="paragraph" style:parent-style-name="Standard" style:list-style-name="L1">
      <style:text-properties fo:language="pt" fo:country="BR" officeooo:rsid="001dd381" officeooo:paragraph-rsid="001dd381"/>
    </style:style>
    <style:style style:name="P25" style:family="paragraph" style:parent-style-name="Standard" style:list-style-name="L2">
      <style:text-properties fo:language="pt" fo:country="BR" officeooo:rsid="0020c9c9" officeooo:paragraph-rsid="0020c9c9"/>
    </style:style>
    <style:style style:name="P26" style:family="paragraph" style:parent-style-name="Standard">
      <style:text-properties fo:language="pt" fo:country="BR" fo:font-weight="bold" officeooo:rsid="002f9768" officeooo:paragraph-rsid="002f9768" style:font-weight-asian="bold" style:font-weight-complex="bold"/>
    </style:style>
    <style:style style:name="P27" style:family="paragraph" style:parent-style-name="Standard">
      <style:text-properties fo:language="pt" fo:country="BR" fo:font-weight="bold" officeooo:rsid="002f9768" officeooo:paragraph-rsid="00357f60" style:font-weight-asian="bold" style:font-weight-complex="bold"/>
    </style:style>
    <style:style style:name="P28" style:family="paragraph" style:parent-style-name="Standard">
      <style:text-properties fo:language="pt" fo:country="BR" fo:font-weight="bold" officeooo:rsid="002f9768" officeooo:paragraph-rsid="00371aaf" style:font-weight-asian="bold" style:font-weight-complex="bold"/>
    </style:style>
    <style:style style:name="P29" style:family="paragraph" style:parent-style-name="Standard">
      <style:text-properties fo:language="pt" fo:country="BR" fo:font-weight="bold" officeooo:rsid="0037918b" officeooo:paragraph-rsid="0037918b" style:font-weight-asian="bold" style:font-weight-complex="bold"/>
    </style:style>
    <style:style style:name="P30" style:family="paragraph" style:parent-style-name="Standard" style:list-style-name="L3">
      <style:text-properties fo:language="pt" fo:country="BR" fo:font-weight="bold" officeooo:rsid="003a661f" officeooo:paragraph-rsid="003a661f" style:font-weight-asian="bold" style:font-weight-complex="bold"/>
    </style:style>
    <style:style style:name="P31" style:family="paragraph" style:parent-style-name="Standard">
      <style:text-properties fo:language="pt" fo:country="BR" fo:font-weight="bold" officeooo:rsid="003bede6" officeooo:paragraph-rsid="003bede6" style:font-weight-asian="bold" style:font-weight-complex="bold"/>
    </style:style>
    <style:style style:name="P32" style:family="paragraph" style:parent-style-name="Standard" style:list-style-name="L3">
      <style:text-properties fo:language="pt" fo:country="BR" fo:font-weight="bold" officeooo:rsid="003bede6" officeooo:paragraph-rsid="003bede6" style:font-weight-asian="bold" style:font-weight-complex="bold"/>
    </style:style>
    <style:style style:name="P33" style:family="paragraph" style:parent-style-name="Standard" style:list-style-name="L4">
      <style:text-properties fo:language="pt" fo:country="BR" fo:font-weight="bold" officeooo:rsid="003ddc59" officeooo:paragraph-rsid="003ddc59" style:font-weight-asian="bold" style:font-weight-complex="bold"/>
    </style:style>
    <style:style style:name="P34" style:family="paragraph" style:parent-style-name="Standard" style:list-style-name="L4">
      <style:text-properties fo:language="pt" fo:country="BR" fo:font-weight="bold" officeooo:rsid="003f6012" officeooo:paragraph-rsid="003f6012" style:font-weight-asian="bold" style:font-weight-complex="bold"/>
    </style:style>
    <style:style style:name="T1" style:family="text">
      <style:text-properties officeooo:rsid="001c0e00"/>
    </style:style>
    <style:style style:name="T2" style:family="text">
      <style:text-properties officeooo:rsid="001f12d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1c66d" style:font-weight-asian="bold" style:font-weight-complex="bold"/>
    </style:style>
    <style:style style:name="T5" style:family="text">
      <style:text-properties fo:font-weight="bold" officeooo:rsid="0032b878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51755" style:font-weight-asian="normal" style:font-weight-complex="normal"/>
    </style:style>
    <style:style style:name="T8" style:family="text">
      <style:text-properties fo:font-weight="normal" officeooo:rsid="00357f60" style:font-weight-asian="normal" style:font-weight-complex="normal"/>
    </style:style>
    <style:style style:name="T9" style:family="text">
      <style:text-properties fo:font-weight="normal" officeooo:rsid="00371aaf" style:font-weight-asian="normal" style:font-weight-complex="normal"/>
    </style:style>
    <style:style style:name="T10" style:family="text">
      <style:text-properties fo:font-weight="normal" officeooo:rsid="0038a97d" style:font-weight-asian="normal" style:font-weight-complex="normal"/>
    </style:style>
    <style:style style:name="T11" style:family="text">
      <style:text-properties fo:font-weight="normal" officeooo:rsid="003a661f" style:font-weight-asian="normal" style:font-weight-complex="normal"/>
    </style:style>
    <style:style style:name="T12" style:family="text">
      <style:text-properties fo:font-weight="normal" officeooo:rsid="003bede6" style:font-weight-asian="normal" style:font-weight-complex="normal"/>
    </style:style>
    <style:style style:name="T13" style:family="text">
      <style:text-properties fo:font-weight="normal" officeooo:rsid="003ddc59" style:font-weight-asian="normal" style:font-weight-complex="normal"/>
    </style:style>
    <style:style style:name="T14" style:family="text">
      <style:text-properties officeooo:rsid="00244053"/>
    </style:style>
    <style:style style:name="T15" style:family="text">
      <style:text-properties officeooo:rsid="0025c3cb"/>
    </style:style>
    <style:style style:name="T16" style:family="text">
      <style:text-properties officeooo:rsid="00270a31"/>
    </style:style>
    <style:style style:name="T17" style:family="text">
      <style:text-properties officeooo:rsid="00296342"/>
    </style:style>
    <style:style style:name="T18" style:family="text">
      <style:text-properties officeooo:rsid="002ba8b2"/>
    </style:style>
    <style:style style:name="T19" style:family="text">
      <style:text-properties officeooo:rsid="002c6e78"/>
    </style:style>
    <style:style style:name="T20" style:family="text">
      <style:text-properties officeooo:rsid="002d370c"/>
    </style:style>
    <style:style style:name="T21" style:family="text">
      <style:text-properties officeooo:rsid="002d81d4"/>
    </style:style>
    <style:style style:name="T22" style:family="text">
      <style:text-properties officeooo:rsid="002ef9bb"/>
    </style:style>
    <style:style style:name="T23" style:family="text">
      <style:text-properties officeooo:rsid="00309864"/>
    </style:style>
    <style:style style:name="T24" style:family="text">
      <style:text-properties officeooo:rsid="0030a50b"/>
    </style:style>
    <style:style style:name="T25" style:family="text">
      <style:text-properties officeooo:rsid="0031c66d"/>
    </style:style>
    <style:style style:name="T26" style:family="text">
      <style:text-properties officeooo:rsid="0032b878"/>
    </style:style>
    <style:style style:name="T27" style:family="text">
      <style:text-properties officeooo:rsid="00357f6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enef<text:span text:style-name="T1">í</text:span>cios da Nuvem Azure</text:p>
      <text:p text:style-name="P2"/>
      <text:p text:style-name="P3"><text:span text:style-name="T3">Os benefícios da nuvem estão são</text:span>:</text:p>
      <text:list text:style-name="L1">
        <text:list-item>
          <text:p text:style-name="P24">Alta disponibilidade </text:p>
        </text:list-item>
        <text:list-item>
          <text:p text:style-name="P24">Escalabilidade</text:p>
        </text:list-item>
        <text:list-item>
          <text:p text:style-name="P24">Confiabilidade </text:p>
        </text:list-item>
        <text:list-item>
          <text:p text:style-name="P24">Previsibilidade</text:p>
        </text:list-item>
        <text:list-item>
          <text:p text:style-name="P24">Segurança </text:p>
        </text:list-item>
        <text:list-item>
          <text:p text:style-name="P24">Governança</text:p>
        </text:list-item>
        <text:list-item>
          <text:p text:style-name="P24">Capacidades de gerenciamento na nuvem</text:p>
        </text:list-item>
      </text:list>
      <text:p text:style-name="P3"/>
      <text:p text:style-name="P3"><text:span text:style-name="T3">Alta disponibilidade</text:span>: </text:p>
      <text:p text:style-name="P3"><text:tab/>Est<text:span text:style-name="T2">á </text:span>ligado diretamente ao SLA (Service Leve Agreement), que é o contrato que a Microsoft faz com todos os clientes, é o mesmo contrato para todos.</text:p>
      <text:p text:style-name="P3">Que se o serviço ultrapassar o tempo estipulado no contrato, <text:span text:style-name="T2">a Microsoft dá uma credito pela diferença de tempo que o serviço ficou fora. </text:span></text:p>
      <text:p text:style-name="P4">Alta disponibilidade garante a você a disponibilidade máxima independente do que ocorrer, se for interrupções ou eventos.</text:p>
      <text:p text:style-name="P4"/>
      <text:p text:style-name="P14">Alta disponibilidade tem seus níveis que são:</text:p>
      <text:list text:style-name="L2">
        <text:list-item>
          <text:p text:style-name="P25">99%</text:p>
        </text:list-item>
        <text:list-item>
          <text:p text:style-name="P25">99.9%</text:p>
        </text:list-item>
        <text:list-item>
          <text:p text:style-name="P25">99.95% - Este disponível para alguns serviços do Azure </text:p>
        </text:list-item>
      </text:list>
      <text:p text:style-name="P14"/>
      <text:p text:style-name="P6">99% de disponibilidade tem uma diferença para o 99.9%</text:p>
      <text:p text:style-name="P14">Serviços com 99% podem ficar indisponível por até 1.6 horas na semana e 7.2horas no mês e ainda está 99% disponível. Esse tempo vai somando com todos os incidentes que ocorrer no mês. </text:p>
      <text:p text:style-name="P14">Se passar do tempo máximo de 7.2 horas, o tempo que passou a Microsoft gera um crédito para desconto na fatura do mês seguinte.</text:p>
      <text:p text:style-name="P14"/>
      <text:p text:style-name="P6">99.5%</text:p>
      <text:p text:style-name="P15">Pode ficar indisponível por até 10 minutos na semana e 43.2 minutos no mês. Isso mostra que 0.5% a mais pode trazer grandes benefícios para uma empresa. Se o tipo de serviço que ela usa for critico Minutos X Horas de Inatividades no mês faz uma grande diferença no final.</text:p>
      <text:p text:style-name="P6"><text:span text:style-name="T6"/></text:p>
      <text:p text:style-name="P15">Claro que tudo tem o seu preço, serviços que são altamente disponível tem um custo mais caro. </text:p>
      <text:p text:style-name="P6">Cada serviço da Azure tem seu próprio SLA</text:p>
      <text:p text:style-name="P15"><text:s/></text:p>
      <text:p text:style-name="P1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Escalabilidade</text:p>
      <text:p text:style-name="P17"/>
      <text:p text:style-name="P17">Escalabilidade como o próprio nome diz, é a capacidade de escalar(aumentar recursos) da m<text:span text:style-name="T14">á</text:span>quin<text:span text:style-name="T14">a </text:span>para atender a demanda. </text:p>
      <text:p text:style-name="P17"/>
      <text:p text:style-name="P18"><text:span text:style-name="T3">Elasticidade</text:span> </text:p>
      <text:p text:style-name="P18"><text:tab/><text:span text:style-name="T15">Capacidade de dimensionar recursos de maneira automática e dinâmica para atender a demanda em tempo real.</text:span></text:p>
      <text:p text:style-name="P18"/>
      <text:p text:style-name="P7">Elasticidade vertical</text:p>
      <text:p text:style-name="P21"><text:tab/>Capacidade de aumentar verticalmente os recursos do servidor como CPUs e RAM aumentando o poder de processamento da máquina.</text:p>
      <text:p text:style-name="P21"><text:tab/>Ex.: Um DEV está criando um software e o sistema precisa de mais recursos, o administrador da Cloud aumente o n° de CPUs e memória RAM, assim vai deixar a máquina com mais poder de processamento.</text:p>
      <text:p text:style-name="P21"/>
      <text:p text:style-name="P7">Elasticidade Horizontal</text:p>
      <text:p text:style-name="P21"><text:tab/>É a expansão dos recursos automaticamente ou manualmente, por meio de máquinas virtuais ou contêiner. <text:tab/></text:p>
      <text:p text:style-name="P21"><text:tab/><text:span text:style-name="T16">Ex.: A Black Friday é um bom exemplo para explicar a elasticidade horizontal, o servidor da empresa XX vendas online tem a capacidade para suportar 500 acessos diários, no dia da oferta ela estima receber uma demanda de 2000 acessos isso é 150% a mais que o servidor suporta. Então o administrador Cloud aumenta o recurso manualmente ou cria um scritp para aumentar e diminuir os recurso do servidor automaticamente conforme a demanda. Pagando assim só pelo tempo que usou. </text:span></text:p>
      <text:p text:style-name="P21"/>
      <text:p text:style-name="P21"/>
      <text:p text:style-name="P9">Confiabilidade</text:p>
      <text:p text:style-name="P19"><text:tab/><text:span text:style-name="T17">A confiabilidade tem muito a ver com resiliência, a capacidade de um sistema se recuperar de falhas.</text:span></text:p>
      <text:p text:style-name="P20"><text:tab/><text:span text:style-name="T17">Com design descentralizado a nuvem naturalmente dá suporte a uma infraestrutura confiável e resiliente. </text:span></text:p>
      <text:p text:style-name="P22"><text:tab/>Você pode ter recursos implantados em várias regiões, com essa escala global se tiver uma catástrofe onde o seu serviço de nuvem estiver implantado, você pode mudar para região onde o seu serviço estiver replicado, em alguns casos o próprio provedor faz isso automaticamente.</text:p>
      <text:p text:style-name="P17"><text:tab/></text:p>
      <text:p text:style-name="P17"/>
      <text:p text:style-name="P10">Previsibilidade</text:p>
      <text:p text:style-name="P2"><text:tab/><text:span text:style-name="T18">A previsibilidade na nuvem permite </text:span><text:tab/><text:span text:style-name="T18">avance com confiança, você consegue prever </text:span><text:span text:style-name="T19">o desempenho e o custo.</text:span></text:p>
      <text:p text:style-name="P2"/>
      <text:p text:style-name="P11">Desempenho:<text:span text:style-name="T6"> </text:span></text:p>
      <text:p text:style-name="P2"><text:tab/><text:span text:style-name="T20">A previsibilidade de desempenho concentra-se em prever recursos necessários, para montar um servidor. Na calculadora de preços da Azure, como consegue colocar todos os recursos que precisará oferecendo uma melhor experiente para o cliente. </text:span></text:p>
      <text:p text:style-name="P2"><text:tab/><text:span text:style-name="T21">Dimensionamento automático, balanceamento de carga e a alta disponibilidade são alguns dos conceitos de previsibilidade de desempenho.</text:span><text:span text:style-name="T20"> </text:span></text:p>
      <text:p text:style-name="P2"><text:tab/><text:span text:style-name="T21">Se em algum momento precisar de mais recursos, o dimensionamento automático poderá impla</text:span><text:span text:style-name="T22">n</text:span><text:span text:style-name="T21">tar recursos </text:span><text:span text:style-name="T22">adicionais para atender a demanda e também reduzir assim que diminuir a demanda.</text:span></text:p>
      <text:p text:style-name="P23"><text:soft-page-break/><text:tab/>Ex.: Se um servidor estiver sobrecarregado, e outro mais tranquilo com menos requisições. O dimensionamento automático pode balancear para equilibrar a carga levando dados para onde estiver menos sobrecarregado.</text:p>
      <text:p text:style-name="P23"/>
      <text:p text:style-name="P23"/>
      <text:p text:style-name="P12">Segurança</text:p>
      <text:p text:style-name="P12"><text:span text:style-name="T6"/></text:p>
      <text:p text:style-name="P16"><text:tab/>A nuvem oferece para você uma solução que atenderá a sua necessidade de segurança. Mais aqui vale lembrar que <text:span text:style-name="T23">a im</text:span><text:span text:style-name="T24">plementação de algumas deve ser feito pelo cliente.</text:span></text:p>
      <text:p text:style-name="P16"><text:tab/><text:span text:style-name="T25">Se você quiser o controle máximo da segurança, a </text:span><text:span text:style-name="T4">IaaS</text:span><text:span text:style-name="T25"> </text:span><text:span text:style-name="T4">(Infraestrutura como Serviço)</text:span><text:span text:style-name="T25"> vai te fornecer todos os recursos físicos, mais a implementação é e a gestão é por sua conta. Atualização do Software, gestão do sistema operacional, Patches e manutenção tudo é sua responsabilidade. </text:span></text:p>
      <text:p text:style-name="P16"><text:tab/><text:span text:style-name="T25">Agora se você preferir que as aplicações de Patches e a manutenção seja aplicado de forma automática. Então a PaaS </text:span><text:span text:style-name="T4">(Plataforma como Serviço) </text:span><text:span text:style-name="T25">ou o </text:span><text:span text:style-name="T4">SaaS (Software como Serviço) </text:span><text:span text:style-name="T25">são as melhores ferramentas para você. </text:span></text:p>
      <text:p text:style-name="P16"><text:tab/><text:span text:style-name="T26">Como a nuvem é a entrega de serviço pela internet, os provedores já estão preparados para lidar com os ataques </text:span><text:span text:style-name="T5">DDoS (Negação de serviço Distribuído)</text:span><text:span text:style-name="T26"> tornando a rede mais segura.</text:span></text:p>
      <text:p text:style-name="P16"/>
      <text:p text:style-name="P13">Governança</text:p>
      <text:p text:style-name="P16"><text:tab/></text:p>
      <text:p text:style-name="P12"><text:tab/><text:span text:style-name="T8">A</text:span><text:span text:style-name="T7">uditoria baseada em nuvem ajuda a sinalizar qualquer recurso que esteja fora de conformidade com o seus padrões corporativos e fornece estratégias de mitigação(resolução de problemas).</text:span></text:p>
      <text:p text:style-name="P12"><text:span text:style-name="T7"><text:tab/></text:span><text:span text:style-name="T8">Dependendo do modelo operacional, Patches de software e as atualizações podem ser aplicados automaticamente e ira ajudar você na governança.</text:span></text:p>
      <text:p text:style-name="P12"><text:span text:style-name="T8"><text:tab/>Com a nuvem você tem o controle dos seu dados, quem pode acessar, o que poder ser acessado, as pastas que determinada pessoa pode ter acesso.</text:span></text:p>
      <text:p text:style-name="P27"><text:span text:style-name="T8"><text:tab/>Política de controle de backup, quem vai fazer e se será feito todos os dias ou não.</text:span></text:p>
      <text:p text:style-name="P28"><text:span text:style-name="T8"><text:tab/>Um exemplo de governança é os grandes Bancos irem para a nuvem. O banco Central autoriza, desde que o servidor da cloud seja no Brasil </text:span><text:span text:style-name="T9">os dados de operações bancárias não pode sair do país, <text:tab/>Isso para o governo ter o controle das operações bancárias.</text:span></text:p>
      <text:p text:style-name="P28"><text:span text:style-name="T9"><text:tab/></text:span><text:span text:style-name="T10">Então com a governança você tem o controle da sua nuvem e tem os percentuais que iram indicar quantos % estão de acordo com a conformidade ou não. Ai você corre atrás para corrigir.</text:span></text:p>
      <text:p text:style-name="P12"><text:span text:style-name="T8"/></text:p>
      <text:p text:style-name="P29"><text:span text:style-name="T27">G</text:span>erenciabilidade</text:p>
      <text:p text:style-name="P29"><text:span text:style-name="T6"><text:tab/>A capacidade de gerenciamento é um dos principais benefícios da computação em nuvem. E existe dois tipos de gerenciamento da computação na nuvem o gerenciamento da nuvem e o gerenciamento na nuvem.</text:span></text:p>
      <text:p text:style-name="P29"><text:span text:style-name="T6"/></text:p>
      <text:p text:style-name="P29">Gerenciamento da Nuvem</text:p>
      <text:p text:style-name="P29"><text:span text:style-name="T6"><text:tab/></text:span><text:span text:style-name="T10">O gerenciamento da nuvem nos fala a respeito de gerenciar seus recursos de nuvem. </text:span><text:span text:style-name="T11">E podemos fazer por linhas de códigos. Abaixo alguns exemplos. </text:span></text:p>
      <text:list text:style-name="L3">
        <text:list-item>
          <text:p text:style-name="P30"><text:span text:style-name="T6">Escalar automaticamente a impla</text:span><text:span text:style-name="T12">n</text:span><text:span text:style-name="T6">tação dos recurso conforme a necessidade;</text:span></text:p>
        </text:list-item>
        <text:list-item>
          <text:p text:style-name="P32"><text:span text:style-name="T6">Implantar recursos com base em um modelo pré-configurado, removendo a necessidade de configuração manual;</text:span></text:p>
        </text:list-item>
        <text:list-item>
          <text:p text:style-name="P32"><text:span text:style-name="T6">Monitorar a integridade dos recurso e substituir automaticamente os recursos com falha;</text:span></text:p>
        </text:list-item>
        <text:list-item>
          <text:p text:style-name="P32"><text:span text:style-name="T6">Receber alertas automáticos com base em métricas configuradas, de modo a ficas ciente do desempenho em tempo real;</text:span></text:p>
        </text:list-item>
      </text:list>
      <text:p text:style-name="P31"><text:span text:style-name="T6"/></text:p>
      <text:p text:style-name="P31"><text:span text:style-name="T6"/></text:p>
      <text:p text:style-name="P31"><text:soft-page-break/>Gerenciamento na nuvem</text:p>
      <text:p text:style-name="P31"><text:span text:style-name="T6"><text:tab/></text:span><text:span text:style-name="T13">Com o gerenciamento na nuvem, fala sobre como você irá gerenciar o seu ambiente de nuvem e os recursos. </text:span></text:p>
      <text:p text:style-name="P31"><text:span text:style-name="T13"><text:tab/>E você pode gerenciar sua nuvem por meio de:</text:span></text:p>
      <text:list text:style-name="L4">
        <text:list-item>
          <text:p text:style-name="P33"><text:span text:style-name="T6">Pelo portal da Web – </text:span><text:a xlink:type="simple" xlink:href="https://portal.azure.com/" text:style-name="Internet_20_link" text:visited-style-name="Visited_20_Internet_20_Link"><text:span text:style-name="T6">portal.azure.com</text:span></text:a></text:p>
        </text:list-item>
        <text:list-item>
          <text:p text:style-name="P34"><text:span text:style-name="T6">Por uma interface de linha de comando</text:span></text:p>
        </text:list-item>
        <text:list-item>
          <text:p text:style-name="P34"><text:span text:style-name="T6">Usando APIs</text:span></text:p>
        </text:list-item>
        <text:list-item>
          <text:p text:style-name="P34"><text:span text:style-name="T6">Usando o PowerShell</text:span></text:p>
        </text:list-item>
      </text:list>
      <text:p text:style-name="P31"><text:span text:style-name="T6"/></text:p>
      <text:p text:style-name="P12"><text:span text:style-name="T7"><text:tab/></text:span></text:p>
      <text:p text:style-name="P2"/>
      <text:p text:style-name="P1"><text:s/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21:38:58.965000000</meta:creation-date>
    <dc:date>2024-05-27T21:04:14.856000000</dc:date>
    <meta:editing-duration>PT2H3M26S</meta:editing-duration>
    <meta:editing-cycles>12</meta:editing-cycles>
    <meta:generator>LibreOffice/24.2.3.2$Windows_X86_64 LibreOffice_project/433d9c2ded56988e8a90e6b2e771ee4e6a5ab2ba</meta:generator>
    <meta:document-statistic meta:table-count="0" meta:image-count="0" meta:object-count="0" meta:page-count="4" meta:paragraph-count="78" meta:word-count="1129" meta:character-count="6998" meta:non-whitespace-character-count="5901"/>
  </office:meta>
</office:document-meta>
</file>